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000000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ed1c24" fo:font-weight="bold" style:font-weight-asian="bold" style:font-weight-complex="bold"/>
    </style:style>
    <style:style style:name="T4" style:family="text">
      <style:text-properties fo:color="#5c2d91" fo:font-weight="bold" style:font-weight-asian="bold" style:font-weight-complex="bold"/>
    </style:style>
    <style:style style:name="T5" style:family="text">
      <style:text-properties fo:color="#5c2d91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ef413d" fo:font-weight="bold" style:font-weight-asian="bold" style:font-weight-complex="bold"/>
    </style:style>
    <style:style style:name="T7" style:family="text">
      <style:text-properties fo:color="#00aa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2341---234102---41024---102431---24312---431204---12041---204132---41324---132401---24012---401234</text:p>
      <text:p text:style-name="P2">12431---243102---31023---102341---23412---341203---12031---203142---31423---142301---23012---301243</text:p>
      <text:p text:style-name="P2">13241---<text:span text:style-name="T4">324103</text:span>---<text:span text:style-name="T3">41034</text:span>---103421---<text:span text:style-name="T4">34213</text:span>---<text:span text:style-name="T3">421304</text:span>---13041---304123---41234---123401---34013---401324</text:p>
      <text:p text:style-name="P2">13421---342103---21032---103241---32413---241302---13021---302143---21432---143201---32013---201342</text:p>
      <text:p text:style-name="P2">14231---<text:span text:style-name="T4">423104</text:span>---<text:span text:style-name="T3">31043</text:span>---104321---<text:span text:style-name="T4">43214</text:span>---<text:span text:style-name="T6">321403</text:span>---14031---403124---31243---124301---43014---301423</text:p>
      <text:p text:style-name="P2">14321---432104---21042---104231---42314---231402---14021---402134---21342---134201---42014---201432</text:p>
      <text:p text:style-name="P2">23142---314203---42034---203412---34123---412304---23042---<text:span text:style-name="T4">304213</text:span>---<text:span text:style-name="T3">42134</text:span>---213402---<text:span text:style-name="T4">34023</text:span>---<text:span text:style-name="T3">402314</text:span></text:p>
      <text:p text:style-name="P2">24132---413204---32043---204312---43124---312403---24032---<text:span text:style-name="T4">403214</text:span>---<text:span text:style-name="T3">32143</text:span>---214302---<text:span text:style-name="T4">43024</text:span>---<text:span text:style-name="T3">302413</text:span></text:p>
      <text:p text:style-name="P2">02340---234012---40124---012430---24302---430214---02140---214032---40324---032410---24102---410234</text:p>
      <text:p text:style-name="P2">02430---243012---30123---012340---23402---340213---02130---213042---30423---042310---23102---310243</text:p>
      <text:p text:style-name="P2">03240---324013---40134---013420---34203---420314---03140---<text:span text:style-name="T4">314023</text:span>---<text:span text:style-name="T6">40234</text:span>---023410---<text:span text:style-name="T4">34103</text:span>---<text:span text:style-name="T3">410324</text:span></text:p>
      <text:p text:style-name="P2">03420---342013---20132---013240---32403---240312---03120---312043---20432---043210---32103---210342</text:p>
      <text:p text:style-name="P2">04230---423014---30143---014320---43204---320413---04130---<text:span text:style-name="T4">413024</text:span>---<text:span text:style-name="T3">30243</text:span>---024310---<text:span text:style-name="T4">43104</text:span>---<text:span text:style-name="T3">310423</text:span></text:p>
      <text:p text:style-name="P2">04320---432014---20142---014230---42304---230412---04120---412034---20342---034210---42104---210432</text:p>
      <text:p text:style-name="P1"><text:span text:style-name="T2">01340---134021---40214---021430---</text:span><text:span text:style-name="T7">14301</text:span><text:span text:style-name="T2">---430124---01240---</text:span><text:span text:style-name="T7">124031</text:span><text:span text:style-name="T2">---40314---0</text:span>31420---14201---420134</text:p>
      <text:p text:style-name="P1">01430---143021---30213---021340---13401---340123---01230---123041---30413---041320---13201---320143</text:p>
      <text:p text:style-name="P1">03410---341023---10231---023140---31403---140321---03210---321043---10431---043120---31203---120341</text:p>
      <text:p text:style-name="P1">04310---431024---10241---024130---41304---130421---04210---421034---10341---034120---41204---120431</text:p>
      <text:p text:style-name="P1">01420---142031---20312---031240---12401---240132---01320---132041---20412---041230---12301---230142</text:p>
      <text:p text:style-name="P1"><text:span text:style-name="T1">02410</text:span>---<text:span text:style-name="T1">241032</text:span>---<text:span text:style-name="T1">10321</text:span>---<text:span text:style-name="T1">032140</text:span>---<text:span text:style-name="T1">21402</text:span>---<text:span text:style-name="T1">140231</text:span>---<text:span text:style-name="T1">02310</text:span>---<text:span text:style-name="T1">231042</text:span>---<text:span text:style-name="T1">10421</text:span>---<text:span text:style-name="T1">042130</text:span>---<text:span text:style-name="T1">21302</text:span>---<text:span text:style-name="T1">130241</text:span></text:p>
      <text:p text:style-name="Standard"/>
      <text:p text:style-name="Standard">341023---410234---102341---023410---234102</text:p>
      <text:p text:style-name="Standard">024310---243102---431024---310243---102431</text:p>
      <text:p text:style-name="Standard">312043---120431---204312---043120---431204</text:p>
      <text:p text:style-name="Standard">041320---413204---132041---320413---204132</text:p>
      <text:p text:style-name="Standard">324013---240132---401324---013240---132401</text:p>
      <text:p text:style-name="Standard">012340---123401---234012---340123---401234</text:p>
      <text:p text:style-name="Standard">412034---120341---203412---034120---341203</text:p>
      <text:p text:style-name="Standard">031420---314203---142031---420314---203142</text:p>
      <text:p text:style-name="Standard">423014---230142---301423---014230---142301</text:p>
      <text:p text:style-name="Standard">012430---124301---243012---430124---301243</text:p>
      <text:p text:style-name="Standard"><text:span text:style-name="T1">241032</text:span>---<text:span text:style-name="T3">410324</text:span>---103241---032410---<text:span text:style-name="T4">324103</text:span></text:p>
      <text:p text:style-name="Standard">034210---342103---421034---210342---103421</text:p>
      <text:p text:style-name="Standard">213042---130421---<text:span text:style-name="T4">304213</text:span>---<text:span text:style-name="T1">042130</text:span>---<text:span text:style-name="T3">421304</text:span></text:p>
      <text:p text:style-name="Standard">041230---412304---123041---230412---304123</text:p>
      <text:p text:style-name="Standard"><text:span text:style-name="T4">413024</text:span>---<text:span text:style-name="T1">130241</text:span>---<text:span text:style-name="T3">302413</text:span>---024130---241302</text:p>
      <text:p text:style-name="Standard">021430---214302---143021---430214---302143</text:p>
      <text:p text:style-name="Standard">432014---320143---201432---014320---143201</text:p>
      <text:p text:style-name="Standard">013420---134201---342013---420134---201342</text:p>
      <text:p text:style-name="Standard"><text:span text:style-name="T1">231042</text:span>---<text:span text:style-name="T3">310423</text:span>---104231---042310---<text:span text:style-name="T4">423104</text:span></text:p>
      <text:p text:style-name="Standard">043210---432104---321043---210432---104321</text:p>
      <text:p text:style-name="Standard">214032---140321---<text:span text:style-name="T4">403214</text:span>---<text:span text:style-name="T1">032140</text:span>---<text:span text:style-name="T6">321403</text:span></text:p>
      <text:p text:style-name="Standard">031240---312403---124031---240312---403124</text:p>
      <text:p text:style-name="Standard"><text:span text:style-name="T4">314023</text:span>---<text:span text:style-name="T1">140231</text:span>---<text:span text:style-name="T3">402314</text:span>---023140---231402</text:p>
      <text:p text:style-name="Standard">021340---213402---134021---340213---402134</text:p>
      <text:p text:style-name="Standard"/>
      <text:p text:style-name="Standard"><text:span text:style-name="T4">34103</text:span>---<text:span text:style-name="T1">10321</text:span>---<text:span text:style-name="T3">32143</text:span>---14301---30123---12341</text:p>
      <text:p text:style-name="Standard">02430---43014---01420---42034---03410---41024</text:p>
      <text:p text:style-name="Standard">31203---20342---<text:span text:style-name="T4">34213</text:span>---<text:span text:style-name="T1">21302</text:span>---<text:span text:style-name="T3">30243</text:span>---24312</text:p>
      <text:p text:style-name="Standard">04130---13021---02140---14031---03120---12041</text:p>
      <text:p text:style-name="Standard">32403---40314---31423---42304---30413---41324</text:p>
      <text:p text:style-name="Standard">01230---23042---04210---21032---03240---24012</text:p>
      <text:p text:style-name="Standard"><text:span text:style-name="T4">43104</text:span>---<text:span text:style-name="T1">10421</text:span>---<text:span text:style-name="T3">42134</text:span>---13401---40124---12431</text:p>
      <text:p text:style-name="Standard">02340---34013---01320---32043---04310---31023</text:p>
      <text:p text:style-name="Standard">41204---20432---<text:span text:style-name="T4">43214</text:span>---<text:span text:style-name="T1">21402</text:span>---<text:span text:style-name="T6">40234</text:span>---23412</text:p>
      <text:p text:style-name="Standard">03140---14021---02130---13041---04120---12031</text:p>
      <text:p text:style-name="Standard"><text:soft-page-break/>01240---24032---03210---21042---04230---23012</text:p>
      <text:p text:style-name="Standard">24102---10231---23142---14201---20132---13241</text:p>
      <text:p text:style-name="Standard">03420---42014---01430---<text:span text:style-name="T4">43024</text:span>---<text:span text:style-name="T1">02410</text:span>---<text:span text:style-name="T3">41034</text:span></text:p>
      <text:p text:style-name="Standard">23402---40214---21432---43204---20412---41234</text:p>
      <text:p text:style-name="Standard">42104---10431---43124---12401---40134---13421</text:p>
      <text:p text:style-name="Standard">41304---30423---42314---31403---40324---32413</text:p>
      <text:p text:style-name="Standard">01340---<text:span text:style-name="T5">34023</text:span>---<text:span text:style-name="T1">02310</text:span>---<text:span text:style-name="T3">31043</text:span>---04320---32013</text:p>
      <text:p text:style-name="Standard">23102---10241---24132---13201---20142---14231</text:p>
      <text:p text:style-name="Standard">24302---30213---21342---34203---20312---31243</text:p>
      <text:p text:style-name="Standard">32103---10341---34123---12301---30143---1432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6:41:26.846208422</meta:creation-date>
    <dc:date>2021-08-26T14:38:33.230787025</dc:date>
    <meta:editing-duration>PT33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480" meta:character-count="3888" meta:non-whitespace-character-count="3888"/>
  </office:meta>
</office:document-meta>
</file>